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9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12" style:family="paragraph" style:parent-style-name="Standard" style:list-style-name="L1">
      <style:text-properties style:use-window-font-color="true" style:font-name="Arial" fo:font-size="11pt" fo:font-style="normal" style:font-name-asian="ArialMT" style:font-size-asian="11pt" style:font-style-asian="normal" style:font-name-complex="ArialMT" style:font-size-complex="11pt" style:font-style-complex="normal"/>
    </style:style>
    <style:style style:name="P13" style:family="paragraph" style:parent-style-name="Standard" style:list-style-name="L1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4" style:family="paragraph" style:parent-style-name="Standard" style:list-style-name="L1">
      <style:text-properties fo:font-variant="normal" fo:text-transform="none" style:use-window-font-color="true" style:font-name="Arial" fo:font-size="11pt" fo:letter-spacing="normal" fo:font-style="normal" fo:font-weight="normal" style:font-name-asian="Helvetica" style:font-size-asian="11pt" style:font-style-asian="normal" style:font-name-complex="Helvetica" style:font-size-complex="11pt" style:font-style-complex="normal"/>
    </style:style>
    <style:style style:name="P15" style:family="paragraph" style:parent-style-name="Standard" style:list-style-name="L2">
      <style:text-properties style:font-name="Arial" fo:font-size="11pt" fo:font-style="normal" style:font-size-asian="11pt" style:font-style-asian="normal" style:font-size-complex="11pt" style:font-style-complex="normal"/>
    </style:style>
    <style:style style:name="P16" style:family="paragraph" style:parent-style-name="Standard" style:list-style-name="L3">
      <style:text-properties style:font-name="Arial" fo:font-size="11pt" fo:font-style="normal" style:font-size-asian="11pt" style:font-style-asian="normal" style:font-size-complex="11pt" style:font-style-complex="normal"/>
    </style:style>
    <style:style style:name="P17" style:family="paragraph" style:parent-style-name="Standard">
      <style:text-properties style:font-name="Arial" fo:font-size="11pt" style:font-size-asian="11pt" style:font-size-complex="11pt"/>
    </style:style>
    <style:style style:name="P18" style:family="paragraph" style:parent-style-name="Standard" style:list-style-name="L4">
      <style:text-properties style:font-name="Arial" fo:font-size="11pt" style:font-size-asian="11pt" style:font-size-complex="11pt"/>
    </style:style>
    <style:style style:name="P19" style:family="paragraph" style:parent-style-name="Standard" style:list-style-name="L5">
      <style:text-properties style:font-name="Arial" fo:font-size="11pt" style:font-size-asian="11pt" style:font-size-complex="11pt"/>
    </style:style>
    <style:style style:name="P20" style:family="paragraph" style:parent-style-name="Standard" style:list-style-name="L6">
      <style:text-properties style:font-name="Arial" fo:font-size="11pt" style:font-size-asian="11pt" style:font-size-complex="11pt"/>
    </style:style>
    <style:style style:name="P21" style:family="paragraph" style:parent-style-name="Standard" style:list-style-name="L7">
      <style:text-properties style:font-name="Arial" fo:font-size="11pt" style:font-size-asian="11pt" style:font-size-complex="11pt"/>
    </style:style>
    <style:style style:name="P22" style:family="paragraph" style:parent-style-name="Standard" style:list-style-name="L8">
      <style:text-properties style:font-name="Arial" fo:font-size="11pt" style:font-size-asian="11pt" style:font-size-complex="11pt"/>
    </style:style>
    <style:style style:name="P23" style:family="paragraph" style:parent-style-name="Standard" style:list-style-name="L9">
      <style:text-properties style:font-name="Arial" fo:font-size="11pt" style:font-size-asian="11pt" style:font-size-complex="11pt"/>
    </style:style>
    <style:style style:name="P2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7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8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 style:text-underline-style="none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0">http://stevenwilkin.com</text:span></text:a></text:p>
      <text:p text:style-name="P9">github: http://github.com/stevenwilkin</text:p>
      <text:p text:style-name="P10"><text:span text:style-name="T6">blog: <text:s text:c="3"/></text:span><text:a xlink:type="simple" xlink:href="http://sickbiscuit.com/blog/"><text:span text:style-name="T7">http://sickbiscuit.com/blog/</text:span></text:a></text:p>
      <text:p text:style-name="P4"/>
      <text:p text:style-name="P4">Experience</text:p>
      <text:p text:style-name="P8"/>
      <text:p text:style-name="P3"><text:span text:style-name="T8">August 2012 – February 2013</text:span><text:span text:style-name="T9"><text:tab/><text:tab/></text:span><text:span text:style-name="T8">Developer (contract), MyDrive Solutions</text:span></text:p>
      <text:p text:style-name="Standard"><text:a xlink:type="simple" xlink:href="http://stevenwilkin.com/"><text:span text:style-name="T3"><text:tab/><text:tab/><text:tab/><text:tab/><text:tab/><text:tab/></text:span></text:a><text:a xlink:type="simple" xlink:href="http://www.mydrivesolutions.com/"><text:span text:style-name="T5">http://mydrivesolutions.com/</text:span></text:a></text:p>
      <text:p text:style-name="P5"/>
      <text:list xml:id="list1133312114" text:style-name="L1">
        <text:list-item>
          <text:p text:style-name="P12">contracted to deliver web application and API development</text:p>
        </text:list-item>
        <text:list-item>
          <text:p text:style-name="P14">Ruby scripting language and Rails and Sinatra frameworks</text:p>
        </text:list-item>
        <text:list-item>
          <text:p text:style-name="P13">Postgres, MongoDB and Redis databases</text:p>
        </text:list-item>
        <text:list-item>
          <text:p text:style-name="P13">Test and Behaviour Driven Development using RSpec, Cucumber and Steak</text:p>
        </text:list-item>
        <text:list-item>
          <text:p text:style-name="P13">CocoaTouch and Objective-C development for iOS app, testing with OCUnit and OCMock</text:p>
        </text:list-item>
        <text:list-item>
          <text:p text:style-name="P13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1156891232" text:continue-numbering="true" text:style-name="L1">
        <text:list-item>
          <text:p text:style-name="P12">contracted to deliver web application and API development</text:p>
        </text:list-item>
        <text:list-item>
          <text:p text:style-name="P12">Ruby scripting language and Rails and Sinatra frameworks</text:p>
        </text:list-item>
        <text:list-item>
          <text:p text:style-name="P12">MongoDB and Redis non-relational databases (NoSQL)</text:p>
        </text:list-item>
        <text:list-item>
          <text:p text:style-name="P12">Test Driven Development (TDD) using RSpec and Test::Unit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701286050" text:style-name="L2">
        <text:list-item>
          <text:p text:style-name="P15">business intelligence development on top of Google Analytics</text:p>
        </text:list-item>
        <text:list-item>
          <text:p text:style-name="P15">Ruby, Rails, MySQL and JavaScript/jQuery/Highcharts</text:p>
        </text:list-item>
        <text:list-item>
          <text:p text:style-name="P15">testing with RSpec and some statistical analysis with R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281438909" text:style-name="L3">
        <text:list-item>
          <text:p text:style-name="P16">web development with PHP/CodeIgniter, JavaScript/jQuery and MySQL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2"><text:tab/><text:tab/><text:tab/><text:tab/><text:tab/><text:tab/>http://bt.com/</text:span></text:a></text:p>
      <text:p text:style-name="P6"/>
      <text:list xml:id="list541804164" text:style-name="L4">
        <text:list-item>
          <text:p text:style-name="P18">contracted to deliver application development in a touch-screen mobile Linux environment</text:p>
        </text:list-item>
        <text:list-item>
          <text:p text:style-name="P18">developed GUI applications with JavaScript running on the SpiderMonkey interpreter</text:p>
        </text:list-item>
        <text:list-item>
          <text:p text:style-name="P18">exposed systems-level functionality with C plugins, facilitated persistance with SQLite</text:p>
        </text:list-item>
        <text:list-item>
          <text:p text:style-name="P18">participated in Scrum project management with standups, sprints, demos &amp; retrospectives</text:p>
        </text:list-item>
        <text:list-item>
          <text:p text:style-name="P18">developed against quality control (HP Quality Center) and bug tracking systems (Bugzilla)</text:p>
        </text:list-item>
      </text:list>
      <text:p text:style-name="P3"/>
      <text:p text:style-name="P11">June 2009 - February 2010<text:tab/><text:tab/><text:tab/>Developer, Rehab Studio</text:p>
      <text:p text:style-name="P3"><text:tab/><text:tab/><text:tab/><text:tab/><text:tab/><text:tab/>http://rehabstudio.com/</text:p>
      <text:p text:style-name="P3"/>
      <text:list xml:id="list2076456010" text:style-name="L5">
        <text:list-item>
          <text:p text:style-name="P19">web development with PHP/CakePHP, JavaScript/jQuery and MySQL</text:p>
        </text:list-item>
        <text:list-item>
          <text:p text:style-name="P19">administration of Redhat and Debian servers using dedicated hardware and on Amazon Web Services</text:p>
        </text:list-item>
        <text:list-item>
          <text:p text:style-name="P19">task automation with Bash, Perl and Ruby scripts</text:p>
        </text:list-item>
      </text:list>
      <text:p text:style-name="P3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1543947615" text:style-name="L6">
        <text:list-item>
          <text:p text:style-name="P20">web development using C#/.Net, ASP/VBScript and PHP/CakePHP</text:p>
        </text:list-item>
        <text:list-item>
          <text:p text:style-name="P20">task automation with Ruby</text:p>
        </text:list-item>
        <text:list-item>
          <text:p text:style-name="P20">MS SQL Server 2005 &amp; MySQL databases</text:p>
        </text:list-item>
        <text:list-item>
          <text:p text:style-name="P20">considerable JavaScript using jQuery, Prototype and MooTools frameworks</text:p>
          <text:p text:style-name="P20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239709899" text:style-name="L7">
        <text:list-item>
          <text:p text:style-name="P21">operational support to various real-time, high volume, distributed messaging systems</text:p>
        </text:list-item>
        <text:list-item>
          <text:p text:style-name="P21">working knowledge of TIBCO applications (TIC, EMS, RV, RVRD), Sybase ASE and BEA WebLogic</text:p>
        </text:list-item>
        <text:list-item>
          <text:p text:style-name="P21">centralised job scheduling and process monitoring of hardware running Solaris and RedHat Enterprise Linux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1429485663" text:style-name="L8">
        <text:list-item>
          <text:p text:style-name="P22">developed a custom business process management system</text:p>
        </text:list-item>
        <text:list-item>
          <text:p text:style-name="P22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623030347" text:style-name="L9">
        <text:list-item>
          <text:p text:style-name="P23">developed custom desktop applications with C#/.Net/WinForms and SQL Server 2005</text:p>
        </text:list-item>
        <text:list-item>
          <text:p text:style-name="P23">developed web and intranet applications with ASP/VBScript, VisualBasic/.Net and SQL Server 2000/2003</text:p>
        </text:list-item>
        <text:list-item>
          <text:p text:style-name="P23">managed a Windows Server 2003 domain and provided support for Windows 98, 2000 &amp; XP clients</text:p>
        </text:list-item>
      </text:list>
      <text:p text:style-name="P4"/>
      <text:p text:style-name="P25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  <text:p text:style-name="P3"/>
      <text:p text:style-name="P4">Hobbies &amp; Interests</text:p>
      <text:p text:style-name="P3"/>
      <text:p text:style-name="P3">I enjoy lifting weights, hill walking, investing and reading biographies.</text:p>
      <text:p text:style-name="P3"/>
      <text:p text:style-name="P3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301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meta:creation-date>2010-02-23T11:47:42</meta:creation-date>
    <dc:date>2013-03-08T02:38:35</dc:date>
    <dc:language>en-GB</dc:language>
    <meta:editing-cycles>85</meta:editing-cycles>
    <meta:editing-duration>PT03H15M55S</meta:editing-duration>
    <meta:document-statistic meta:table-count="0" meta:image-count="0" meta:object-count="0" meta:page-count="3" meta:paragraph-count="75" meta:word-count="544" meta:character-count="4042"/>
    <meta:user-defined meta:name="Info 1"/>
    <meta:user-defined meta:name="Info 2"/>
    <meta:user-defined meta:name="Info 3"/>
    <meta:user-defined meta:name="Info 4"/>
  </office:meta>
</office:document-meta>
</file>